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c89f" officeooo:paragraph-rsid="000b6109"/>
    </style:style>
    <style:style style:name="T1" style:family="text">
      <style:text-properties officeooo:rsid="0009e2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s</text:p>
      <text:p text:style-name="P1">* Dificuldade por questão</text:p>
      <text:p text:style-name="P1">*Participação por aluno</text:p>
      <text:p text:style-name="P1">*Desempenho por aluno</text:p>
      <text:p text:style-name="P1">*Rank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20:39:04.163444583</meta:creation-date>
    <dc:date>2015-03-21T18:23:08.756846662</dc:date>
    <meta:editing-duration>P0D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5" meta:word-count="12" meta:character-count="87" meta:non-whitespace-character-count="80"/>
  </office:meta>
</office:document-meta>
</file>